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Didot" svg:font-family="Didot" style:font-family-generic="roman"/>
    <style:font-face style:name="ヒラギノ明朝 Pro W3" svg:font-family="'ヒラギノ明朝 Pro W3'" style:font-family-generic="roman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ender_20_Info" style:master-page-name="Standard">
      <style:text-properties style:font-name-asian="ヒラギノ明朝 Pro W3"/>
    </style:style>
    <style:style style:name="P2" style:family="paragraph" style:parent-style-name="Sender_20_Info">
      <style:text-properties style:font-name-asian="ヒラギノ明朝 Pro W3"/>
    </style:style>
    <style:style style:name="P3" style:family="paragraph" style:parent-style-name="Addressee_20_Info">
      <style:text-properties style:font-name-asian="ヒラギノ明朝 Pro W3"/>
    </style:style>
    <style:style style:name="P4" style:family="paragraph" style:parent-style-name="Body">
      <style:text-properties style:font-name-asian="ヒラギノ明朝 Pro W3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2 Ravensworth Gardens</text:p>
      <text:p text:style-name="P2">Cambridge</text:p>
      <text:p text:style-name="P2">CB1 2XN</text:p>
      <text:p text:style-name="Sender_20_Info"/>
      <text:p text:style-name="Body"/>
      <text:p text:style-name="Body"><text:date style:data-style-name="N76" text:date-value="2007-08-05T17:45:27.99">August 5, 2007</text:date></text:p>
      <text:p text:style-name="P3">Glenn Jones</text:p>
      <text:p text:style-name="P3">British Caving Association</text:p>
      <text:p text:style-name="P3">The Old Methodist Chapel</text:p>
      <text:p text:style-name="P3">Great Hucklow</text:p>
      <text:p text:style-name="P3">Buxton</text:p>
      <text:p text:style-name="P3">Derbyshire</text:p>
      <text:p text:style-name="P3">SK17 8RG</text:p>
      <text:p text:style-name="Addressee_20_Info"/>
      <text:p text:style-name="P4">Dear Glen,</text:p>
      <text:p text:style-name="P4">I enclose the Cambridge University Caving Club 2007 Group Membership subscription details and payment.</text:p>
      <text:p text:style-name="P4">I have also included details and payment for temporary memberships during 2006. We had 33 members last year, and 20 temporary memberships. Discounting the 10% covered by our membership, we therefore <text:s/>pay for 17 temporary memberships, leading to a cost of £51. This value has been included in the cheque for subscription payments.</text:p>
      <text:p text:style-name="P4">Yours sincerely,</text:p>
      <text:p text:style-name="Body"/>
      <text:p text:style-name="Body"/>
      <text:p text:style-name="Body">John Bill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Didot" svg:font-family="Didot" style:font-family-generic="roman"/>
    <style:font-face style:name="ヒラギノ明朝 Pro W3" svg:font-family="'ヒラギノ明朝 Pro W3'" style:font-family-generic="roman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Bitstream Vera Serif" fo:font-size="12pt" fo:language="en" fo:country="GB" style:font-name-asian="Bitstream Vera Sans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Header_20__26__20_Footer" style:display-name="Header &amp; Footer" style:family="paragraph">
      <style:paragraph-properties fo:margin-left="0cm" fo:margin-right="0cm" fo:margin-top="0cm" fo:margin-bottom="0.318cm" fo:line-height="13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color="#000000" style:text-outline="false" style:text-line-through-style="none" style:text-position="0% 100%" style:font-name="Didot" fo:font-size="7pt" fo:letter-spacing="normal" fo:language="en" fo:country="US" fo:font-style="normal" style:text-underline-style="none" fo:font-weight="bold" style:letter-kerning="true" style:font-name-asian="Didot" style:font-size-asian="7pt" style:font-style-asian="normal" style:font-weight-asian="bold" style:font-name-complex="Times New Roman" style:font-size-complex="10pt" text:display="none" fo:hyphenate="false" fo:hyphenation-remain-char-count="2" fo:hyphenation-push-char-count="2"/>
    </style:style>
    <style:style style:name="Sender_20_Info" style:display-name="Sender Info" style:family="paragraph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color="#000000" style:text-outline="false" style:text-line-through-style="none" style:text-position="0% 100%" style:font-name="Didot" fo:font-size="9pt" fo:letter-spacing="normal" fo:language="en" fo:country="US" fo:font-style="normal" style:text-underline-style="none" fo:font-weight="normal" style:letter-kerning="true" style:font-name-asian="Didot" style:font-size-asian="9pt" style:font-style-asian="normal" style:font-weight-asian="normal" style:font-name-complex="Times New Roman" style:font-size-complex="10pt" text:display="none" fo:hyphenate="true" fo:hyphenation-remain-char-count="2" fo:hyphenation-push-char-count="2"/>
    </style:style>
    <style:style style:name="Body" style:family="paragraph">
      <style:paragraph-properties fo:margin-left="0cm" fo:margin-right="0cm" fo:margin-top="0cm" fo:margin-bottom="0.318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color="#000000" style:text-outline="false" style:text-line-through-style="none" style:text-position="0% 100%" style:font-name="Didot" fo:font-size="9pt" fo:letter-spacing="normal" fo:language="en" fo:country="US" fo:font-style="normal" style:text-underline-style="none" fo:font-weight="normal" style:letter-kerning="true" style:font-name-asian="Didot" style:font-size-asian="9pt" style:font-style-asian="normal" style:font-weight-asian="normal" style:font-name-complex="Times New Roman" style:font-size-complex="10pt" text:display="none" fo:hyphenate="false" fo:hyphenation-remain-char-count="2" fo:hyphenation-push-char-count="2"/>
    </style:style>
    <style:style style:name="Addressee_20_Info" style:display-name="Addressee Info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color="#000000" style:text-outline="false" style:text-line-through-style="none" style:text-position="0% 100%" style:font-name="Didot" fo:font-size="9pt" fo:letter-spacing="normal" fo:language="en" fo:country="US" fo:font-style="normal" style:text-underline-style="none" fo:font-weight="normal" style:letter-kerning="true" style:font-name-asian="Didot" style:font-size-asian="9pt" style:font-style-asian="normal" style:font-weight-asian="normal" style:font-name-complex="Times New Roman" style:font-size-complex="10pt" text:display="none" fo:hyphenate="false" fo:hyphenation-remain-char-count="2" fo:hyphenation-push-char-count="2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cm" fo:page-height="29.699cm" style:num-format="1" style:print-orientation="landscape" fo:margin-top="1.251cm" fo:margin-bottom="1.251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bottom="0.651cm" style:dynamic-spacing="true"/>
      </style:header-style>
      <style:footer-style>
        <style:header-footer-properties fo:min-height="0.75cm" fo:margin-top="0.651cm" style:dynamic-spacing="true"/>
      </style:footer-style>
    </style:page-layout>
  </office:automatic-styles>
  <office:master-styles>
    <style:master-page style:name="Standard" style:page-layout-name="pm1">
      <style:header>
        <text:p text:style-name="Header_20__26__20_Footer"/>
      </style:header>
      <style:header-left>
        <text:p text:style-name="Header_20__26__20_Footer"/>
      </style:header-left>
      <style:footer>
        <text:p text:style-name="Header_20__26__20_Footer"/>
      </style:footer>
      <style:footer-left>
        <text:p text:style-name="Header_20__26__20_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1$Build-8990</meta:generator>
    <meta:creation-date>2007-08-05T17:45:07</meta:creation-date>
    <dc:date>2007-08-05T17:45:07</dc:date>
    <dc:language>en-GB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94" meta:character-count="607"/>
  </office:meta>
</office:document-meta>
</file>